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f54b" officeooo:paragraph-rsid="000ef54b"/>
    </style:style>
    <style:style style:name="P2" style:family="paragraph" style:parent-style-name="Standard">
      <style:paragraph-properties fo:text-align="center" style:justify-single-word="false"/>
      <style:text-properties officeooo:rsid="000ef54b" officeooo:paragraph-rsid="000ef54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a182b" officeooo:paragraph-rsid="000ef5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ef54b" officeooo:paragraph-rsid="000ef54b"/>
    </style:style>
    <style:style style:name="P5" style:family="paragraph" style:parent-style-name="aNote">
      <style:paragraph-properties fo:text-align="center" style:justify-single-word="false"/>
      <style:text-properties officeooo:rsid="0010ab81" officeooo:paragraph-rsid="0010ab81"/>
    </style:style>
    <style:style style:name="T1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ust a handful of ways to express the count of primes function. <text:s/>Not sure why I was collecting these at this point.</text:p>
      <text:p text:style-name="P2"/>
      <text:p text:style-name="P2">Count of Primes</text:p>
      <text:p text:style-name="P1"/>
      <text:p text:style-name="P3"><text:span text:style-name="MathematicaFormatStandardForm"><text:span text:style-name="T1"><draw:frame draw:style-name="fr1" draw:name="Object96" text:anchor-type="as-char" svg:y="-0.3638in" svg:width="3.8925in" svg:height="0.5327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1" text:anchor-type="as-char" svg:y="-0.4854in" svg:width="5.1783in" svg:height="0.6543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"/>
      <text:p text:style-name="P3"><text:span text:style-name="MathematicaFormatStandardForm"><text:span text:style-name="T1"><draw:frame draw:style-name="fr1" draw:name="Object2" text:anchor-type="as-char" svg:y="-0.2953in" svg:width="3.9772in" svg:height="0.4634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3" text:anchor-type="as-char" svg:y="-0.2953in" svg:width="7.4071in" svg:height="0.4634in" draw:z-index="4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4" text:anchor-type="as-char" svg:y="-0.3756in" svg:width="6.5846in" svg:height="0.5484in" draw:z-index="3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3"><text:span text:style-name="MathematicaFormatStandardForm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23:50:30.735000000</meta:creation-date>
    <dc:date>2016-02-03T12:02:21.083000000</dc:date>
    <meta:editing-duration>PT4M3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5" meta:page-count="1" meta:paragraph-count="7" meta:word-count="25" meta:character-count="130" meta:non-whitespace-character-count="106"/>
  </office:meta>
</office:document-meta>
</file>

<file path=Object 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stretchy="false">⌊</mo>
              <mrow>
                <mrow>
                  <msub>
                    <mi>log</mi>
                    <mn>2</mn>
                  </msub>
                  <mi>n</mi>
                </mrow>
              </mrow>
              <mo stretchy="false">⌋</mo>
            </mrow>
          </munderover>
          <mrow>
            <mfrac>
              <mrow>
                <mo stretchy="false">μ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</mrow>
        </mrow>
      </mrow>
      <mrow>
        <munder>
          <mi>lim</mi>
          <mrow>
            <mi>z</mi>
            <mo stretchy="false">→</mo>
            <mn>0</mn>
          </mrow>
        </munder>
        <mrow>
          <mfrac>
            <mn>1</mn>
            <mi>z</mi>
          </mfrac>
        </mrow>
      </mrow>
      <mrow>
        <mo stretchy="false">(</mo>
        <mrow>
          <mrow>
            <mrow>
              <mo stretchy="false">−</mo>
              <mn>1</mn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i>k</mi>
                        </mfrac>
                      </mrow>
                    </msup>
                  </mrow>
                  <mo stretchy="false">⌋</mo>
                </mrow>
              </munderover>
              <mrow>
                <munder>
                  <mo stretchy="false">∏</mo>
                  <mrow>
                    <msup>
                      <mi>p</mi>
                      <mo stretchy="false">α</mo>
                    </msup>
                    <mo stretchy="false">∣</mo>
                    <mi>j</mi>
                  </mrow>
                </munder>
                <mrow>
                  <mfrac>
                    <mrow>
                      <mi>z</mi>
                      <mrow>
                        <mo stretchy="false">(</mo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  <mo stretchy="false">)</mo>
                      </mrow>
                      <mn>...</mn>
                      <mrow>
                        <mo stretchy="false">(</mo>
                        <mrow>
                          <mrow>
                            <mrow>
                              <mi>z</mi>
                              <mo stretchy="false">+</mo>
                              <mo stretchy="false">α</mo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row>
                      <mo stretchy="false">α</mo>
                      <mi>!</mi>
                    </mrow>
                  </mfrac>
                </mrow>
              </mrow>
            </mrow>
          </mrow>
        </mrow>
        <mo stretchy="false">)</mo>
      </mrow>
    </mrow>
    <annotation encoding="StarMath 5.0">%pi(n) = sum from k = 1 to lfloor {log_2 n} rfloor {{%mu(k)} over k } lim from {z rightarrow 0}
{1 over z}(-1 + sum from j=1 to lfloor n^{1 over k} rfloor prod from p^%alpha divides j { {z(z+1)...(z+%alpha-1)} over {%alpha !} })</annotation>
  </semantics>
</math>
</file>

<file path=Object 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underover>
          <mn>1</mn>
        </mrow>
        <mo stretchy="false">−</mo>
        <mrow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stretchy="false">⌊</mo>
                <mrow>
                  <mfrac>
                    <msup>
                      <mi>n</mi>
                      <mrow>
                        <mfrac>
                          <mn>1</mn>
                          <mi>k</mi>
                        </mfrac>
                      </mrow>
                    </msup>
                    <mi>j</mi>
                  </mfrac>
                </mrow>
                <mo stretchy="false">⌋</mo>
              </mrow>
            </munderover>
            <mn>1</mn>
          </mrow>
        </mrow>
        <mo stretchy="false">+</mo>
        <mrow>
          <mfrac>
            <mn>1</mn>
            <mn>3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stretchy="false">⌊</mo>
                <mrow>
                  <mfrac>
                    <msup>
                      <mi>n</mi>
                      <mrow>
                        <mfrac>
                          <mn>1</mn>
                          <mi>k</mi>
                        </mfrac>
                      </mrow>
                    </msup>
                    <mi>j</mi>
                  </mfrac>
                </mrow>
                <mo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stretchy="false">⌊</mo>
                  <mrow>
                    <mfrac>
                      <msup>
                        <mi>n</mi>
                        <mrow>
                          <mfrac>
                            <mn>1</mn>
                            <mi>k</mi>
                          </mfrac>
                        </mrow>
                      </msup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underover>
              <mn>1</mn>
            </mrow>
          </mrow>
        </mrow>
        <mo stretchy="false">−</mo>
        <mfrac>
          <mn>1</mn>
          <mn>4</mn>
        </mfrac>
      </mrow>
      <mrow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stretchy="false">⌊</mo>
                <mrow>
                  <mfrac>
                    <msup>
                      <mi>n</mi>
                      <mrow>
                        <mfrac>
                          <mn>1</mn>
                          <mi>k</mi>
                        </mfrac>
                      </mrow>
                    </msup>
                    <mi>j</mi>
                  </mfrac>
                </mrow>
                <mo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stretchy="false">⌊</mo>
                  <mrow>
                    <mfrac>
                      <msup>
                        <mi>n</mi>
                        <mrow>
                          <mfrac>
                            <mn>1</mn>
                            <mi>k</mi>
                          </mfrac>
                        </mrow>
                      </msup>
                      <mrow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stretchy="false">⌊</mo>
                    <mrow>
                      <mfrac>
                        <msup>
                          <mi>n</mi>
                          <mrow>
                            <mfrac>
                              <mn>1</mn>
                              <mi>k</mi>
                            </mfrac>
                          </mrow>
                        </msup>
                        <mrow>
                          <mrow>
                            <mrow>
                              <mi>j</mi>
                              <mo stretchy="false">⋅</mo>
                              <mi>k</mi>
                            </mrow>
                            <mo stretchy="false">⋅</mo>
                            <mi>l</mi>
                          </mrow>
                        </mrow>
                      </mfrac>
                    </mrow>
                    <mo stretchy="false">⌋</mo>
                  </mrow>
                </munderover>
                <mn>1</mn>
              </mrow>
            </mrow>
          </mrow>
        </mrow>
        <mo stretchy="false">+</mo>
        <mfrac>
          <mn>1</mn>
          <mn>5</mn>
        </mfrac>
      </mrow>
      <mn>...</mn>
    </mrow>
    <annotation encoding="StarMath 5.0">%pi(n) = sum from k = 1 to {lfloor log_2 n rfloor} {{%mu(k)} over k }
sum from j = 2 to lfloor n^{1 over k} rfloor 1 
- {1 over 2} sum from j = 2 to lfloor n^{1 over k} rfloor sum from k = 2 to lfloor n^{1 over k} over j rfloor 1 
+ {1 over 3} sum from j = 2 to lfloor n^{1 over k} rfloor sum from k = 2 to lfloor n^{1 over k} over j rfloor sum from l = 2 to lfloor 	n^{1 over k} over {j cdot k} rfloor 1 
- 1 over 4 sum from j = 2 to lfloor n^{1 over k} rfloor sum from k = 2 to lfloor n^{1 over k} over j rfloor sum from l = 2 to lfloor 	n^{1 over k} over {j cdot k} rfloor sum from m = 2 to lfloor n^{1 over k} over {j cdot k cdot l} rfloor 1+1 over 5 ...</annotation>
  </semantics>
</math>
</file>

<file path=Object 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</mrow>
        </mrow>
      </mrow>
      <mrow>
        <msub>
          <mi>f</mi>
          <mn>1</mn>
        </msub>
        <mrow>
          <mo stretchy="false">(</mo>
          <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</mrow>
          <mo stretchy="false">)</mo>
        </mrow>
      </mrow>
      <mtext>where</mtext>
      <msub>
        <mi>f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n>1</mn>
                <mi>k</mi>
              </mfrac>
              <mo stretchy="false">−</mo>
              <msub>
                <mi>f</mi>
                <mrow>
                  <mrow>
                    <mi>k</mi>
                    <mo stretchy="false">+</mo>
                    <mn>1</mn>
                  </mrow>
                </mrow>
              </msub>
            </mrow>
            <mrow>
              <mo stretchy="false">(</mo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  <mo stretchy="false">)</mo>
            </mrow>
          </mrow>
        </mrow>
      </mrow>
    </mrow>
    <annotation encoding="StarMath 5.0">%pi(n) = sum from k = 1 to {lfloor log_2 n rfloor} {{%mu(k)} over k }{f_1(lfloor n^{1 over k} rfloor)}"where"f_k(n) = sum from j = 2 to n {1 over k - f_{k+1}(lfloor n over j rfloor)}</annotation>
  </semantics>
</math>
</file>

<file path=Object 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</mrow>
        </mrow>
      </mrow>
      <mrow>
        <mi>f</mi>
        <mrow>
          <mo stretchy="false">(</mo>
          <mrow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  <mi>,</mi>
            <mrow>
              <mo stretchy="false">⌊</mo>
              <mrow>
                <msup>
                  <mi>n</mi>
                  <mrow>
                    <mfrac>
                      <mn>1</mn>
                      <mi>k</mi>
                    </mfrac>
                  </mrow>
                </msup>
              </mrow>
              <mo stretchy="false">⌋</mo>
            </mrow>
            <mi>,</mi>
            <mn>1</mn>
          </mrow>
          <mo stretchy="false">)</mo>
        </mrow>
      </mrow>
      <mtext> where </mtext>
      <mi>f</mi>
      <mrow>
        <mrow>
          <mo stretchy="false">(</mo>
          <mrow>
            <mi>n</mi>
            <mi>,</mi>
            <mi>j</mi>
            <mi>,</mi>
            <mi>k</mi>
          </mrow>
          <mo stretchy="false">)</mo>
        </mrow>
        <mo stretchy="false">=</mo>
        <mrow>
          <mfrac>
            <mn>1</mn>
            <mi>k</mi>
          </mfrac>
          <mo stretchy="false">−</mo>
          <mi>f</mi>
        </mrow>
      </mrow>
      <mrow>
        <mrow>
          <mo stretchy="false">(</mo>
          <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  <mi>,</mi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  <mi>,</mi>
            <mrow>
              <mi>k</mi>
              <mo stretchy="false">+</mo>
              <mn>1</mn>
            </mrow>
          </mrow>
          <mo stretchy="false">)</mo>
        </mrow>
        <mo stretchy="false">+</mo>
        <mi>f</mi>
      </mrow>
      <mrow>
        <mo stretchy="false">(</mo>
        <mrow>
          <mi>n</mi>
          <mi>,</mi>
          <mrow>
            <mi>j</mi>
            <mo stretchy="false">−</mo>
            <mn>1,</mn>
          </mrow>
          <mi>k</mi>
        </mrow>
        <mo stretchy="false">)</mo>
      </mrow>
      <mtext> and </mtext>
      <mi>f</mi>
      <mrow>
        <mrow>
          <mo stretchy="false">(</mo>
          <mrow>
            <mi>n</mi>
            <mi>,</mi>
            <mn>1,</mn>
            <mi>k</mi>
          </mrow>
          <mo stretchy="false">)</mo>
        </mrow>
        <mo stretchy="false">=</mo>
        <mn>0</mn>
      </mrow>
    </mrow>
    <annotation encoding="StarMath 5.0">%pi(n) = sum from k = 1 to {lfloor log_2 n rfloor} {{%mu(k)} over k }{f(lfloor n^{1 over k} rfloor,lfloor n^{1 over k} rfloor,1)}" where "f(n,j,k) = 1 over k - f(lfloor n over j rfloor,lfloor n over j rfloor,k+1) + f(n,j-1,k)
" and " f(n,1,k) = 0</annotation>
  </semantics>
</math>
</file>

<file path=Object 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underover>
              <mo stretchy="false">∑</mo>
              <mrow>
                <mi>j</mi>
                <mo stretchy="false">=</mo>
                <mn>1</mn>
              </mrow>
              <mrow>
                <mrow>
                  <mo stretchy="false">⌊</mo>
                  <mrow>
                    <msub>
                      <mi>log</mi>
                      <mn>2</mn>
                    </msub>
                    <mrow>
                      <msup>
                        <mi>n</mi>
                        <mrow>
                          <mfrac>
                            <mn>1</mn>
                            <mi>k</mi>
                          </mfrac>
                        </mrow>
                      </msup>
                    </mrow>
                  </mrow>
                  <mo stretchy="false">⌋</mo>
                </mrow>
              </mrow>
            </munderover>
            <mrow>
              <mfrac>
                <mrow>
                  <msup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j</mi>
                        <mo stretchy="false">−</mo>
                        <mn>1</mn>
                      </mrow>
                    </mrow>
                  </msup>
                  <mo stretchy="false">μ</mo>
                  <mrow>
                    <mo stretchy="false">(</mo>
                    <mrow>
                      <mi>k</mi>
                    </mrow>
                    <mo stretchy="false">)</mo>
                  </mrow>
                </mrow>
                <mrow>
                  <mi>j</mi>
                  <mi>k</mi>
                </mrow>
              </mfrac>
            </mrow>
          </mrow>
        </mrow>
      </mrow>
      <mrow>
        <msub>
          <mi>f</mi>
          <mrow>
            <mi>j</mi>
            <mi>,</mi>
            <mn>2</mn>
          </mrow>
        </msub>
        <mrow>
          <mo stretchy="false">(</mo>
          <mrow>
            <msup>
              <mi>n</mi>
              <mrow>
                <mfrac>
                  <mn>1</mn>
                  <mi>k</mi>
                </mfrac>
              </mrow>
            </msup>
          </mrow>
          <mo stretchy="false">)</mo>
        </mrow>
      </mrow>
      <mtext> where </mtext>
      <msub>
        <mi>f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b>
          <mi>f</mi>
          <mrow>
            <mrow>
              <mi>k</mi>
              <mo stretchy="false">−</mo>
              <mi>j</mi>
            </mrow>
            <mi>,</mi>
            <mrow>
              <mi>m</mi>
              <mo stretchy="false">+</mo>
              <mn>1</mn>
            </mrow>
          </mrow>
        </msub>
      </mrow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  <mtext> and </mtext>
      <msub>
        <mi>f</mi>
        <mrow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%pi(n) = sum from k = 1 to {lfloor log_2 n rfloor} sum from j = 1 to {lfloor log_2 {n^{1 over k}} rfloor }{{(-1)^{j-1} %mu(k)} over {j k} } {f_{j,2}(n^{1 over k})}" where "f_{k,a}(n) = sum from j = 1 to k (binom{k}{j}) sum from m = a to lfloor n^{1 over k} rfloor f_{k-j, m+1}(n over m^j)
" and "f_{0,a}(n) = 1
</annotation>
  </semantics>
</math>
</file>